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JetBrains Mono" svg:font-family="'JetBrains Mono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ce9" style:family="table-cell" style:parent-style-name="Default" style:data-style-name="N0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ce10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10"/>
        <table:table-column table:style-name="co2" table:number-columns-repeated="1023" table:default-cell-style-name="ce10"/>
        <table:table-row table:style-name="ro1">
          <table:table-cell table:style-name="ce9" office:value-type="string" calcext:value-type="string">
            <text:p>"This file contains the basic parameters to run a simulation as reported in Travasso (2011)"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arams" table:style-name="ta1">
        <table:table-column table:style-name="co1" table:number-columns-repeated="9" table:default-cell-style-name="ce10"/>
        <table:table-column table:style-name="co2" table:number-columns-repeated="1015" table:default-cell-style-name="ce10"/>
        <table:table-row table:style-name="ro1"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real_value</text:p>
          </table:table-cell>
          <table:table-cell table:style-name="ce4" office:value-type="string" calcext:value-type="string">
            <text:p>real_um</text:p>
          </table:table-cell>
          <table:table-cell table:style-name="ce4" office:value-type="string" calcext:value-type="string">
            <text:p>info</text:p>
          </table:table-cell>
          <table:table-cell table:style-name="ce4" office:value-type="string" calcext:value-type="string">
            <text:p>comments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sim_value</text:p>
          </table:table-cell>
          <table:table-cell table:style-name="ce4" office:value-type="string" calcext:value-type="string">
            <text:p>sim_um</text:p>
          </table:table-cell>
          <table:table-cell table:style-name="ce4" office:value-type="string" calcext:value-type="string">
            <text:p>deriv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ice_unit</text:p>
          </table:table-cell>
          <table:table-cell table:number-columns-repeated="5"/>
          <table:table-cell office:value-type="float" office:value="1.25" calcext:value-type="float">
            <text:p>1.25</text:p>
          </table:table-cell>
          <table:table-cell office:value-type="string" calcext:value-type="string">
            <text:p>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_unit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_c</text:p>
          </table:table-cell>
          <table:table-cell table:number-columns-repeated="4"/>
          <table:table-cell table:style-name="ce11" office:value-type="string" calcext:value-type="string">
            <text:p>Xu, J., Vilanova, G., &amp; Gomez, H. (2020). Phase-field model of vascular tumor growth: Three-dimensional geometry of the vascular network and integration with imaging data. Computer Methods in Applied Mechanics and Engineering, 359, 112648. https://doi.org/10.1016/J.CMA.2019.1126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tice_units</text:p>
          </table:table-cell>
          <table:table-cell office:value-type="string" calcext:value-type="string">
            <text:p>Modified according to the reference (Xu et al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lattice_units^2 / tim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^2 / tim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lattice_units</text:p>
          </table:table-cell>
          <table:table-cell office:value-type="string" calcext:value-type="string">
            <text:p>Doubled to follow the doubling of R_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a_T</text:p>
          </table:table-cell>
          <table:table-cell table:number-columns-repeated="5"/>
          <table:table-cell office:value-type="float" office:value="6.25" calcext:value-type="float">
            <text:p>6.25</text:p>
          </table:table-cell>
          <table:table-cell office:value-type="string" calcext:value-type="string">
            <text:p>(time units)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silon</text:p>
          </table:table-cell>
          <table:table-cell table:number-columns-repeated="4"/>
          <table:table-cell table:style-name="ce11" office:value-type="string" calcext:value-type="string">
            <text:p>Xu, J., Vilanova, G., &amp; Gomez, H. (2020). Phase-field model of vascular tumor growth: Three-dimensional geometry of the vascular network and integration with imaging data. Computer Methods in Applied Mechanics and Engineering, 359, 112648. https://doi.org/10.1016/J.CMA.2019.112648</text:p>
          </table:table-cell>
          <table:table-cell table:formula="of:=SQRT(2)" office:value-type="float" office:value="1.4142135623731" calcext:value-type="float">
            <text:p>1.4142135623731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d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p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string" calcext:value-type="string">
            <text:p>ad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c</text:p>
          </table:table-cell>
          <table:table-cell table:number-columns-repeated="5"/>
          <table:table-cell office:value-type="float" office:value="0.055" calcext:value-type="float">
            <text:p>0.055</text:p>
          </table:table-cell>
          <table:table-cell office:value-type="string" calcext:value-type="string">
            <text:p>ad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office:value-type="string" calcext:value-type="string">
            <text:p>(lattice_units)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office:value-type="string" calcext:value-type="string">
            <text:p>(lattice_units)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_th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string" calcext:value-type="string">
            <text:p>ad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mi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ad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a_p</text:p>
          </table:table-cell>
          <table:table-cell table:number-columns-repeated="5"/>
          <table:table-cell office:value-type="float" office:value="1.401" calcext:value-type="float">
            <text:p>1.401</text:p>
          </table:table-cell>
          <table:table-cell office:value-type="string" calcext:value-type="string">
            <text:p>(time units)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lattice_units ^ 2 / time_units</text:p>
          </table:table-cell>
          <table:table-cell office:value-type="string" calcext:value-type="string">
            <text:p>Derived from original Travasso paper, reduced from 250 to 200 to see if vessels look look thic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_min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_ma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sources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ad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itial_vessel_width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steps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tim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Lz</text:p>
          </table:table-cell>
          <table:table-cell table:style-name="Default" table:number-columns-repeated="5"/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_tipcell_distance</text:p>
          </table:table-cell>
          <table:table-cell table:number-columns-repeated="5"/>
          <table:table-cell table:formula="of:= 4*[.G4]" office:value-type="float" office:value="32" calcext:value-type="float">
            <text:p>32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x</text:p>
          </table:table-cell>
          <table:table-cell table:number-columns-repeated="5"/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5"/>
          <table:table-cell table:style-name="ce6" table:formula="of:=[.G29]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z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lattice_units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JetBrains Mono" svg:font-family="'JetBrains Mono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4:32:15.416645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9-22T17:42:40Z</meta:creation-date>
    <dc:date>2022-01-21T14:33:30.761063850</dc:date>
    <meta:print-date>2021-10-04T10:45:09Z</meta:print-date>
    <meta:editing-cycles>10</meta:editing-cycles>
    <meta:editing-duration>PT6H16M40S</meta:editing-duration>
    <meta:document-statistic meta:table-count="2" meta:cell-count="102" meta:object-count="0"/>
  </office:meta>
</office:document-meta>
</file>